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細明體" svg:font-family="細明體" style:font-family-generic="modern" style:font-pitch="fixed" svg:panose-1="2 2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.9722in" text:min-label-width="0.25in"/>
        <style:text-properties style:font-name="標楷體"/>
      </text:list-level-style-bullet>
      <text:list-level-style-bullet text:level="2" text:style-name="WW_CharLFO1LVL2" text:bullet-char="">
        <style:list-level-properties text:space-before="1.3055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1.6388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.9722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2.3055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2.6388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.972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3.3055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3.6388in" text:min-label-width="0.3333in"/>
        <style:text-properties style:font-name="Wingdings"/>
      </text:list-level-style-bullet>
    </text:list-style>
    <text:list-style style:name="LFO2">
      <text:list-level-style-bullet text:level="1" text:style-name="WW_CharLFO2LVL1" text:bullet-char="※">
        <style:list-level-properties text:space-before="0in" text:min-label-width="0.25in"/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.9722in" text:min-label-width="0.25in"/>
        <style:text-properties style:font-name="標楷體"/>
      </text:list-level-style-bullet>
      <text:list-level-style-bullet text:level="2" text:style-name="WW_CharLFO3LVL2" text:bullet-char="">
        <style:list-level-properties text:space-before="1.3055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1.6388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.9722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2.3055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2.6388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.972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3.3055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3.6388in" text:min-label-width="0.3333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-0.2916in" text:min-label-width="0.25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5">
      <text:list-level-style-number text:level="1" style:num-suffix="．" style:num-format="１, ２, ３, ...">
        <style:list-level-properties text:space-before="-0.2916in" text:min-label-width="0.3333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6">
      <text:list-level-style-bullet text:level="1" text:style-name="WW_CharLFO6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6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7">
      <text:list-level-style-bullet text:level="1" text:style-name="WW_CharLFO7LVL1" text:bullet-char="※">
        <style:list-level-properties text:space-before="0in" text:min-label-width="0.25in"/>
        <style:text-properties style:font-name="標楷體"/>
      </text:list-level-style-bullet>
      <text:list-level-style-bullet text:level="2" text:style-name="WW_CharLFO7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-0.2916in" text:min-label-width="0.25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9">
      <text:list-level-style-number text:level="1" style:num-suffix="．" style:num-format="１, ２, ３, ...">
        <style:list-level-properties text:space-before="-0.2916in" text:min-label-width="0.3125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10">
      <text:list-level-style-number text:level="1" style:num-suffix="." style:num-format="1">
        <style:list-level-properties text:space-before="-0.2986in" text:min-label-width="0.25in"/>
      </text:list-level-style-number>
      <text:list-level-style-number text:level="2" style:num-suffix="、" style:num-format="甲, 乙, 丙, ...">
        <style:list-level-properties text:space-before="0.0347in" text:min-label-width="0.3333in"/>
      </text:list-level-style-number>
      <text:list-level-style-number text:level="3" style:num-suffix="." style:num-format="i">
        <style:list-level-properties fo:text-align="end" text:space-before="0.368in" text:min-label-width="0.3333in"/>
      </text:list-level-style-number>
      <text:list-level-style-number text:level="4" style:num-suffix="." style:num-format="1">
        <style:list-level-properties text:space-before="0.7013in" text:min-label-width="0.3333in"/>
      </text:list-level-style-number>
      <text:list-level-style-number text:level="5" style:num-suffix="、" style:num-format="甲, 乙, 丙, ...">
        <style:list-level-properties text:space-before="1.0347in" text:min-label-width="0.3333in"/>
      </text:list-level-style-number>
      <text:list-level-style-number text:level="6" style:num-suffix="." style:num-format="i">
        <style:list-level-properties fo:text-align="end" text:space-before="1.368in" text:min-label-width="0.3333in"/>
      </text:list-level-style-number>
      <text:list-level-style-number text:level="7" style:num-suffix="." style:num-format="1">
        <style:list-level-properties text:space-before="1.7013in" text:min-label-width="0.3333in"/>
      </text:list-level-style-number>
      <text:list-level-style-number text:level="8" style:num-suffix="、" style:num-format="甲, 乙, 丙, ...">
        <style:list-level-properties text:space-before="2.0347in" text:min-label-width="0.3333in"/>
      </text:list-level-style-number>
      <text:list-level-style-number text:level="9" style:num-suffix="." style:num-format="i">
        <style:list-level-properties fo:text-align="end" text:space-before="2.368in" text:min-label-width="0.3333in"/>
      </text:list-level-style-number>
    </text:list-style>
    <text:list-style style:name="LFO11">
      <text:list-level-style-number text:level="1" style:num-suffix="．" style:num-format="１, ２, ３, ...">
        <style:list-level-properties text:space-before="-0.2986in" text:min-label-width="0.3125in"/>
      </text:list-level-style-number>
      <text:list-level-style-number text:level="2" style:num-suffix="、" style:num-format="甲, 乙, 丙, ...">
        <style:list-level-properties text:space-before="0.0347in" text:min-label-width="0.3333in"/>
      </text:list-level-style-number>
      <text:list-level-style-number text:level="3" style:num-suffix="." style:num-format="i">
        <style:list-level-properties fo:text-align="end" text:space-before="0.368in" text:min-label-width="0.3333in"/>
      </text:list-level-style-number>
      <text:list-level-style-number text:level="4" style:num-suffix="." style:num-format="1">
        <style:list-level-properties text:space-before="0.7013in" text:min-label-width="0.3333in"/>
      </text:list-level-style-number>
      <text:list-level-style-number text:level="5" style:num-suffix="、" style:num-format="甲, 乙, 丙, ...">
        <style:list-level-properties text:space-before="1.0347in" text:min-label-width="0.3333in"/>
      </text:list-level-style-number>
      <text:list-level-style-number text:level="6" style:num-suffix="." style:num-format="i">
        <style:list-level-properties fo:text-align="end" text:space-before="1.368in" text:min-label-width="0.3333in"/>
      </text:list-level-style-number>
      <text:list-level-style-number text:level="7" style:num-suffix="." style:num-format="1">
        <style:list-level-properties text:space-before="1.7013in" text:min-label-width="0.3333in"/>
      </text:list-level-style-number>
      <text:list-level-style-number text:level="8" style:num-suffix="、" style:num-format="甲, 乙, 丙, ...">
        <style:list-level-properties text:space-before="2.0347in" text:min-label-width="0.3333in"/>
      </text:list-level-style-number>
      <text:list-level-style-number text:level="9" style:num-suffix="." style:num-format="i">
        <style:list-level-properties fo:text-align="end" text:space-before="2.368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2361in"/>
    </style:style>
    <style:style style:name="P2" style:parent-style-name="內文" style:family="paragraph">
      <style:text-properties fo:font-size="14pt" style:font-size-asian="14pt" style:font-size-complex="14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7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P10" style:parent-style-name="內文" style:family="paragraph">
      <style:paragraph-properties style:snap-to-layout-grid="false" fo:text-align="end" fo:margin-top="0.125in"/>
      <style:text-properties style:font-name="標楷體" style:font-name-asian="標楷體" fo:font-size="13pt" style:font-size-asian="13pt" style:font-size-complex="13pt"/>
    </style:style>
    <style:style style:name="P11" style:parent-style-name="內文" style:family="paragraph">
      <style:paragraph-properties style:snap-to-layout-grid="false" fo:line-height="0.3194in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2" style:parent-style-name="內文" style:family="paragraph">
      <style:paragraph-properties fo:line-height="0.3194in"/>
      <style:text-properties style:font-name="標楷體" style:font-name-asian="標楷體" fo:font-size="14pt" style:font-size-asian="14pt" style:font-size-complex="14pt"/>
    </style:style>
    <style:style style:name="P23" style:parent-style-name="內文" style:family="paragraph">
      <style:paragraph-properties fo:margin-left="3.0138in" fo:text-indent="-3.0138in">
        <style:tab-stops/>
      </style:paragraph-properties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3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olumn33" style:family="table-column">
      <style:table-column-properties style:column-width="7.5in"/>
    </style:style>
    <style:style style:name="Table32" style:family="table">
      <style:table-properties style:width="7.5in" fo:margin-left="-0.3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P37" style:parent-style-name="內文" style:family="paragraph">
      <style:paragraph-properties style:snap-to-layout-grid="false" fo:text-align="justify" fo:text-indent="0.3333in"/>
      <style:text-properties style:font-name="標楷體" style:font-name-asian="標楷體" fo:font-weight="bold" style:font-weight-asian="bold"/>
    </style:style>
    <style:style style:name="P38" style:parent-style-name="內文" style:family="paragraph">
      <style:paragraph-properties style:snap-to-layout-grid="false" fo:text-align="center" fo:margin-bottom="0.075in" fo:text-indent="0.0833in"/>
    </style:style>
    <style:style style:name="T39" style:parent-style-name="預設段落字型" style:family="text">
      <style:text-properties style:font-name="標楷體" style:font-name-asian="標楷體" fo:font-weight="bold" style:font-weight-asian="bold"/>
    </style:style>
    <style:style style:name="T40" style:parent-style-name="預設段落字型" style:family="text">
      <style:text-properties style:font-name="標楷體" style:font-name-asian="標楷體" fo:font-weight="bold" style:font-weight-asian="bold"/>
    </style:style>
    <style:style style:name="T41" style:parent-style-name="預設段落字型" style:family="text">
      <style:text-properties style:font-name="標楷體" style:font-name-asian="標楷體" fo:font-weight="bold" style:font-weight-asian="bold"/>
    </style:style>
    <style:style style:name="P42" style:parent-style-name="內文" style:family="paragraph">
      <style:paragraph-properties style:snap-to-layout-grid="false" fo:margin-top="0.125in" fo:margin-left="0.0173in" fo:margin-right="-0.3069in" fo:text-indent="-0.1423in">
        <style:tab-stops/>
      </style:paragraph-properties>
      <style:text-properties style:font-name="細明體" style:font-name-asian="細明體" fo:font-weight="bold" style:font-weight-asian="bold" fo:color="#800000" fo:font-size="11pt" style:font-size-asian="11pt" style:font-size-complex="11pt"/>
    </style:style>
    <style:style style:name="P43" style:parent-style-name="內文" style:family="paragraph">
      <style:paragraph-properties style:snap-to-layout-grid="false" fo:margin-top="0.125in" fo:margin-bottom="0.075in" fo:margin-right="-0.2868in">
        <style:tab-stops>
          <style:tab-stop style:type="left" style:position="3.2951in"/>
        </style:tab-stops>
      </style:paragraph-properties>
    </style:style>
    <style:style style:name="T44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4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5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54" style:parent-style-name="內文" style:family="paragraph">
      <style:paragraph-properties style:snap-to-layout-grid="false" fo:margin-top="0.05in"/>
    </style:style>
    <style:style style:name="T55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5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內文" style:family="paragraph">
      <style:paragraph-properties style:snap-to-layout-grid="false" fo:margin-top="0.05in"/>
    </style:style>
    <style:style style:name="T65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6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7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7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75" style:parent-style-name="內文" style:family="paragraph">
      <style:paragraph-properties style:snap-to-layout-grid="false" fo:margin-top="0.05in"/>
    </style:style>
    <style:style style:name="T76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7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7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8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8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內文" style:family="paragraph">
      <style:paragraph-properties style:snap-to-layout-grid="false" fo:margin-top="0.05in"/>
    </style:style>
    <style:style style:name="T85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8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90" style:parent-style-name="內文" style:family="paragraph">
      <style:paragraph-properties style:snap-to-layout-grid="false" fo:margin-top="0.05in"/>
    </style:style>
    <style:style style:name="T91" style:parent-style-name="預設段落字型" style:family="text">
      <style:text-properties style:font-name="Wingdings 2" style:font-name-asian="Wingdings 2" style:font-name-complex="Wingdings 2" fo:font-size="14pt" style:font-size-asian="14pt" style:font-size-complex="14pt"/>
    </style:style>
    <style:style style:name="T9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內文" style:family="paragraph">
      <style:paragraph-properties style:snap-to-layout-grid="false" fo:margin-top="0.05in" fo:text-indent="1.0694in"/>
    </style:style>
    <style:style style:name="T10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內文" style:family="paragraph">
      <style:paragraph-properties fo:line-height="0.2638in" fo:text-indent="0.1944in"/>
    </style:style>
    <style:style style:name="T1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109" style:parent-style-name="內文" style:family="paragraph">
      <style:paragraph-properties fo:line-height="0.2638in" fo:margin-left="0in" fo:margin-right="-0.2868in" fo:text-indent="-0.25in">
        <style:tab-stops/>
      </style:paragraph-properties>
    </style:style>
    <style:style style:name="T110" style:parent-style-name="預設段落字型" style:family="text">
      <style:text-properties style:font-name="標楷體" style:font-name-asian="標楷體" fo:color="#000000"/>
    </style:style>
    <style:style style:name="T111" style:parent-style-name="超連結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標楷體" style:font-name-asian="標楷體" fo:color="#000000"/>
    </style:style>
    <style:style style:name="TableColumn114" style:family="table-column">
      <style:table-column-properties style:column-width="7.325in"/>
    </style:style>
    <style:style style:name="Table113" style:family="table">
      <style:table-properties style:width="7.325in" fo:margin-left="-0.175in" table:align="center"/>
    </style:style>
    <style:style style:name="TableRow115" style:family="table-row">
      <style:table-row-properties style:min-row-height="3.4611in"/>
    </style:style>
    <style:style style:name="TableCell116" style:family="table-cell">
      <style:table-cell-properties fo:border="0.0138in dashed #000000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/>
      <style:text-properties style:font-name="標楷體" style:font-name-asian="標楷體" fo:font-weight="bold" style:font-weight-asian="bold" fo:color="#FF0000" fo:font-size="16pt" style:font-size-asian="16pt" style:font-size-complex="16pt"/>
    </style:style>
    <style:style style:name="P118" style:parent-style-name="內文" style:family="paragraph">
      <style:paragraph-properties fo:text-align="center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119" style:parent-style-name="內文" style:family="paragraph">
      <style:paragraph-properties fo:text-align="center" fo:margin-top="0.05in" fo:line-height="0.2222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120" style:parent-style-name="內文" style:family="paragraph">
      <style:paragraph-properties fo:line-height="0.2222in" fo:margin-left="-0.0222in" fo:margin-right="-0.3069in" fo:text-indent="-0.3527in">
        <style:tab-stops/>
      </style:paragraph-properties>
      <style:text-properties style:font-name="標楷體" style:font-name-asian="標楷體" fo:font-size="10.5pt" style:font-size-asian="10.5pt" style:font-size-complex="10.5pt"/>
    </style:style>
    <style:style style:name="P121" style:parent-style-name="內文" style:family="paragraph">
      <style:paragraph-properties fo:line-height="0.2222in" fo:margin-left="-0.1562in" fo:margin-right="-0.3069in" fo:text-indent="-0.2187in">
        <style:tab-stops/>
      </style:paragraph-properties>
    </style:style>
    <style:style style:name="T122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23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24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25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26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27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28" style:parent-style-name="超連結" style:family="text">
      <style:text-properties style:font-name="標楷體" style:font-name-asian="標楷體" fo:font-size="10.5pt" style:font-size-asian="10.5pt" style:font-size-complex="10.5pt"/>
    </style:style>
    <style:style style:name="T129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0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1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2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3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4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5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6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7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8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39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40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41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42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name="T14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144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145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147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148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149" style:parent-style-name="預設段落字型" style:family="text">
      <style:text-properties style:font-name="標楷體" style:font-name-asian="標楷體" fo:font-weight="bold" style:font-weight-asian="bold" fo:font-size="11pt" style:font-size-asian="11pt" style:font-size-complex="11pt"/>
    </style:style>
    <style:style style:name="T15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151" style:parent-style-name="內文" style:family="paragraph">
      <style:paragraph-properties fo:line-height="0.2222in" fo:margin-left="-0.2916in" fo:margin-right="-0.3069in">
        <style:tab-stops/>
      </style:paragraph-properties>
      <style:text-properties style:font-name="標楷體" style:font-name-asian="標楷體" fo:font-size="10.5pt" style:font-size-asian="10.5pt" style:font-size-complex="10.5pt"/>
    </style:style>
    <style:style style:name="P152" style:parent-style-name="內文" style:family="paragraph">
      <style:paragraph-properties fo:line-height="0.2222in" fo:margin-left="-0.2916in" fo:margin-right="-0.3069in">
        <style:tab-stops/>
      </style:paragraph-properties>
      <style:text-properties style:font-name="標楷體" style:font-name-asian="標楷體" fo:font-size="10.5pt" style:font-size-asian="10.5pt" style:font-size-complex="10.5pt"/>
    </style:style>
    <style:style style:name="P153" style:parent-style-name="內文" style:family="paragraph">
      <style:paragraph-properties fo:line-height="0.2222in" fo:margin-left="-0.2916in" fo:margin-right="-0.3069in" fo:text-indent="0.1458in">
        <style:tab-stops/>
      </style:paragraph-properties>
    </style:style>
    <style:style style:name="T154" style:parent-style-name="預設段落字型" style:family="text">
      <style:text-properties style:font-name="標楷體" style:font-name-asian="標楷體" fo:font-size="10.5pt" style:font-size-asian="10.5pt" style:font-size-complex="10.5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7728" draw:id="id0" draw:style-name="a0" draw:name="文字方塊 2" text:anchor-type="paragraph" svg:x="-0.63403in" svg:y="-0.4125in" svg:width="0.87778in" svg:height="0.57292in" style:rel-width="scale" style:rel-height="scale"><draw:text-box><text:p text:style-name="P2"/></draw:text-box><svg:title/><svg:desc/></draw:frame><text:span text:style-name="T3"><text:s/></text:span><text:span text:style-name="T4">國立彰化師範大學</text:span><text:span text:style-name="T5">進修學院</text:span><text:span text:style-name="T6">汽車</text:span><text:span text:style-name="T7">停車場退費</text:span><text:span text:style-name="T8">申請</text:span><text:span text:style-name="T9">表</text:span></text:p>
      <text:p text:style-name="P10">填表日期： <text:s text:c="2"/>年 <text:s/><text:s/>月<text:s/><text:s/><text:s/>日(必填)</text:p>
      <text:p text:style-name="P11"><text:span text:style-name="T12">說明：</text:span><text:span text:style-name="T13">擬請同意退還已繳納之</text:span><text:span text:style-name="T14">感應</text:span><text:span text:style-name="T15">卡押金</text:span><text:span text:style-name="T16">300</text:span><text:span text:style-name="T17">元</text:span><text:span text:style-name="T18">，並將款項撥</text:span><text:span text:style-name="T19">入本人</text:span><text:span text:style-name="T20">金融帳戶</text:span><text:span text:style-name="T21">。</text:span></text:p>
      <text:p text:style-name="P22">退還事由：□畢(結)業□休(退)學□不續辦</text:p>
      <text:p text:style-name="P23"><text:span text:style-name="T24">檢附文件：</text:span><text:span text:style-name="T25">□</text:span><text:span text:style-name="T26">原繳費收據<text:s/></text:span><text:span text:style-name="T27"><text:s/></text:span><text:span text:style-name="T28">□</text:span><text:span text:style-name="T29">無</text:span><text:span text:style-name="T30">單據，請簽</text:span><text:span text:style-name="T31">下方表格。</text:span></text:p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P36">切結書</text:p>
            <text:p text:style-name="P37">本人擬申請退還停車相關費用，因原始收據已遺失，特簽此書為證，若有重複請領，願繳回溢領之全數金額。</text:p>
            <text:p text:style-name="P38"><text:span text:style-name="T39">立書人：</text:span><text:span text:style-name="T40"><text:s text:c="22"/></text:span><text:span text:style-name="T41">（簽章）</text:span></text:p>
          </table:table-cell>
        </table:table-row>
      </table:table>
      <text:p text:style-name="P42">※以下欄位請逐一填寫完整並以正楷書寫，匯款填寫以「郵局」存簿帳號為佳，銀行次之（擇一填寫）※</text:p>
      <text:p text:style-name="P43"><text:span text:style-name="T44"></text:span><text:span text:style-name="T45">申請人</text:span><text:span text:style-name="T46">：</text:span><text:span text:style-name="T47">＿＿＿＿＿＿＿＿</text:span><text:span text:style-name="T48">（</text:span><text:span text:style-name="T49">本人</text:span><text:span text:style-name="T50">簽</text:span><text:span text:style-name="T51">名</text:span><text:span text:style-name="T52">或簽章</text:span><text:span text:style-name="T53">）</text:span></text:p>
      <text:p text:style-name="P54"><text:span text:style-name="T55"></text:span><text:span text:style-name="T56">系所：</text:span><text:span text:style-name="T57">＿＿＿＿＿＿＿</text:span><text:span text:style-name="T58">班別：</text:span><text:span text:style-name="T59">＿＿＿＿＿＿</text:span><text:span text:style-name="T60">＿＿＿＿＿＿＿＿</text:span><text:span text:style-name="T61">學號</text:span><text:span text:style-name="T62">＿＿＿</text:span><text:span text:style-name="T63">＿＿</text:span></text:p>
      <text:p text:style-name="P64"><text:span text:style-name="T65"></text:span><text:span text:style-name="T66">感應</text:span><text:span text:style-name="T67">卡編號：</text:span><text:span text:style-name="T68">＿＿＿＿＿＿＿</text:span><text:span text:style-name="T69"></text:span><text:span text:style-name="T70">身分證字號</text:span><text:span text:style-name="T71">＊匯款核對用＊</text:span><text:span text:style-name="T72">：</text:span><text:span text:style-name="T73">＿＿＿＿＿＿</text:span><text:span text:style-name="T74">＿＿＿</text:span></text:p>
      <text:p text:style-name="P75"><text:span text:style-name="T76"></text:span><text:span text:style-name="T77">聯絡電話（日）：</text:span><text:span text:style-name="T78">＿＿＿＿＿＿＿</text:span><text:span text:style-name="T79">＿</text:span><text:span text:style-name="T80">手機</text:span><text:span text:style-name="T81">：</text:span><text:span text:style-name="T82">＿＿＿＿＿＿＿</text:span><text:span text:style-name="T83">＿</text:span></text:p>
      <text:p text:style-name="P84"><text:span text:style-name="T85"></text:span><text:span text:style-name="T86">郵局局號：</text:span><text:span text:style-name="T87">＿＿＿＿＿＿＿＿＿＿</text:span><text:span text:style-name="T88">帳號：</text:span><text:span text:style-name="T89">＿＿＿＿＿＿＿＿＿＿＿</text:span></text:p>
      <text:p text:style-name="P90"><text:span text:style-name="T91"></text:span><text:span text:style-name="T92">其他銀行：</text:span><text:span text:style-name="T93">總</text:span><text:span text:style-name="T94">代號</text:span><text:span text:style-name="T95">＿＿＿</text:span><text:span text:style-name="T96">＿</text:span><text:span text:style-name="T97">總機構名稱</text:span><text:span text:style-name="T98">：</text:span><text:span text:style-name="T99">＿＿＿＿＿＿＿＿＿＿＿</text:span></text:p>
      <text:p text:style-name="P100"><text:span text:style-name="T101">分支代號</text:span><text:span text:style-name="T102">＿＿＿</text:span><text:span text:style-name="T103">分支機構名稱</text:span><text:span text:style-name="T104">：</text:span><text:span text:style-name="T105">＿＿＿＿＿＿＿＿＿＿＿</text:span></text:p>
      <text:p text:style-name="P106"><text:span text:style-name="T107">帳號：</text:span><text:span text:style-name="T108">＿＿＿＿＿＿＿＿＿＿＿＿＿＿＿＿＿＿＿</text:span></text:p>
      <text:p text:style-name="P109"><text:span text:style-name="T110">註：金融機構代號請上</text:span><text:a xlink:href="http://www.fisc.com.tw/tc/service/branch.aspx" office:target-frame-name="_top" xlink:show="replace"><text:span text:style-name="T111">http://www.fisc.com.tw/tc/service/branch.aspx</text:span></text:a><text:span text:style-name="T112">查詢後填入上方欄位。</text:span>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惠請浮貼</text:p>
            <text:p text:style-name="P118">【請黏貼「本人之存摺影本」（亦可使用掃瞄檔、拍照圖檔取代之），</text:p>
            <text:p text:style-name="P119">並請配合檢附清楚及可辨識之存摺帳號頁面】</text:p>
          </table:table-cell>
        </table:table-row>
      </table:table>
      <text:p text:style-name="P120">備註：</text:p>
      <text:p text:style-name="P121"><text:span text:style-name="T122"><text:s/></text:span><text:span text:style-name="T123">1.</text:span><text:span text:style-name="T124">表格下載請</text:span><text:span text:style-name="T125">至</text:span><text:span text:style-name="T126">「</text:span><text:span text:style-name="T127">本院</text:span><text:a xlink:href="http://cee2.ncue.edu.tw" office:target-frame-name="_top" xlink:show="replace"><text:span text:style-name="T128">http://cee2.ncue.edu.tw</text:span></text:a><text:span text:style-name="T129">/</text:span><text:a xlink:href="http://cee2.ncue.edu.tw/front/bin/ptlist.phtml?Category=109" office:target-frame-name="_top" xlink:show="replace"><text:span text:style-name="T130">申請表下載</text:span></text:a><text:span text:style-name="T131">/</text:span><text:span text:style-name="T132">教學服務組/</text:span><text:span text:style-name="T133">學務業務</text:span><text:span text:style-name="T134">」</text:span><text:span text:style-name="T135">，</text:span><text:span text:style-name="T136">填寫後連同磁卡</text:span><text:span text:style-name="T137">或文件</text:span><text:span text:style-name="T138">以郵寄</text:span><text:span text:style-name="T139">方式</text:span><text:span text:style-name="T140">或親送至</text:span><text:span text:style-name="T141">本院、</text:span><text:span text:style-name="T142">各系所轉交至本院辦理退費手續</text:span><text:span text:style-name="T143">，</text:span><text:span text:style-name="T144">所需</text:span><text:span text:style-name="T145">資料</text:span><text:span text:style-name="T146">如有</text:span><text:span text:style-name="T147">不符</text:span><text:span text:style-name="T148">，</text:span><text:span text:style-name="T149">恕不受理</text:span><text:span text:style-name="T150">。</text:span></text:p>
      <text:p text:style-name="P151">2.郵寄方式：國立彰化師範大學進修學院教學服務組收(50007彰化市進德路1號)。</text:p>
      <text:p text:style-name="P152">3.業務承辦人聯絡方式：04-7232105#5417；傳真：04-7244794(需補件者，以傳真方式回傳至本組，並請來電告知</text:p>
      <text:p text:style-name="P153"><text:span text:style-name="T154">已傳真存摺影本)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細明體" svg:font-family="細明體" style:font-family-generic="modern" style:font-pitch="fixed" svg:panose-1="2 2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標楷體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標楷體" style:font-name-asian="標楷體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標楷體" style:font-name-asian="標楷體" style:font-name-complex="Times New Roman" fo:font-size="11pt" style:font-size-asian="11pt" style:text-underline-type="none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標楷體" style:font-name-asian="標楷體" style:font-name-complex="Times New Roman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.9722in" text:min-label-width="0.25in"/>
        <style:text-properties style:font-name="標楷體"/>
      </text:list-level-style-bullet>
      <text:list-level-style-bullet text:level="2" text:style-name="WW_CharLFO1LVL2" text:bullet-char="">
        <style:list-level-properties text:space-before="1.3055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1.6388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.9722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2.3055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2.6388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.972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3.3055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3.6388in" text:min-label-width="0.3333in"/>
        <style:text-properties style:font-name="Wingdings"/>
      </text:list-level-style-bullet>
    </text:list-style>
    <text:list-style style:name="LFO2">
      <text:list-level-style-bullet text:level="1" text:style-name="WW_CharLFO2LVL1" text:bullet-char="※">
        <style:list-level-properties text:space-before="0in" text:min-label-width="0.25in"/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.9722in" text:min-label-width="0.25in"/>
        <style:text-properties style:font-name="標楷體"/>
      </text:list-level-style-bullet>
      <text:list-level-style-bullet text:level="2" text:style-name="WW_CharLFO3LVL2" text:bullet-char="">
        <style:list-level-properties text:space-before="1.3055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1.6388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.9722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2.3055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2.6388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.972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3.3055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3.6388in" text:min-label-width="0.3333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-0.2916in" text:min-label-width="0.25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5">
      <text:list-level-style-number text:level="1" style:num-suffix="．" style:num-format="１, ２, ３, ...">
        <style:list-level-properties text:space-before="-0.2916in" text:min-label-width="0.3333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6">
      <text:list-level-style-bullet text:level="1" text:style-name="WW_CharLFO6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6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7">
      <text:list-level-style-bullet text:level="1" text:style-name="WW_CharLFO7LVL1" text:bullet-char="※">
        <style:list-level-properties text:space-before="0in" text:min-label-width="0.25in"/>
        <style:text-properties style:font-name="標楷體"/>
      </text:list-level-style-bullet>
      <text:list-level-style-bullet text:level="2" text:style-name="WW_CharLFO7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-0.2916in" text:min-label-width="0.25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9">
      <text:list-level-style-number text:level="1" style:num-suffix="．" style:num-format="１, ２, ３, ...">
        <style:list-level-properties text:space-before="-0.2916in" text:min-label-width="0.3125in"/>
      </text:list-level-style-number>
      <text:list-level-style-number text:level="2" style:num-suffix="、" style:num-format="甲, 乙, 丙, ...">
        <style:list-level-properties text:space-before="0.0416in" text:min-label-width="0.3333in"/>
      </text:list-level-style-number>
      <text:list-level-style-number text:level="3" style:num-suffix="." style:num-format="i">
        <style:list-level-properties fo:text-align="end" text:space-before="0.375in" text:min-label-width="0.3333in"/>
      </text:list-level-style-number>
      <text:list-level-style-number text:level="4" style:num-suffix="." style:num-format="1">
        <style:list-level-properties text:space-before="0.7083in" text:min-label-width="0.3333in"/>
      </text:list-level-style-number>
      <text:list-level-style-number text:level="5" style:num-suffix="、" style:num-format="甲, 乙, 丙, ...">
        <style:list-level-properties text:space-before="1.0416in" text:min-label-width="0.3333in"/>
      </text:list-level-style-number>
      <text:list-level-style-number text:level="6" style:num-suffix="." style:num-format="i">
        <style:list-level-properties fo:text-align="end" text:space-before="1.375in" text:min-label-width="0.3333in"/>
      </text:list-level-style-number>
      <text:list-level-style-number text:level="7" style:num-suffix="." style:num-format="1">
        <style:list-level-properties text:space-before="1.7083in" text:min-label-width="0.3333in"/>
      </text:list-level-style-number>
      <text:list-level-style-number text:level="8" style:num-suffix="、" style:num-format="甲, 乙, 丙, ...">
        <style:list-level-properties text:space-before="2.0416in" text:min-label-width="0.3333in"/>
      </text:list-level-style-number>
      <text:list-level-style-number text:level="9" style:num-suffix="." style:num-format="i">
        <style:list-level-properties fo:text-align="end" text:space-before="2.375in" text:min-label-width="0.3333in"/>
      </text:list-level-style-number>
    </text:list-style>
    <text:list-style style:name="LFO10">
      <text:list-level-style-number text:level="1" style:num-suffix="." style:num-format="1">
        <style:list-level-properties text:space-before="-0.2986in" text:min-label-width="0.25in"/>
      </text:list-level-style-number>
      <text:list-level-style-number text:level="2" style:num-suffix="、" style:num-format="甲, 乙, 丙, ...">
        <style:list-level-properties text:space-before="0.0347in" text:min-label-width="0.3333in"/>
      </text:list-level-style-number>
      <text:list-level-style-number text:level="3" style:num-suffix="." style:num-format="i">
        <style:list-level-properties fo:text-align="end" text:space-before="0.368in" text:min-label-width="0.3333in"/>
      </text:list-level-style-number>
      <text:list-level-style-number text:level="4" style:num-suffix="." style:num-format="1">
        <style:list-level-properties text:space-before="0.7013in" text:min-label-width="0.3333in"/>
      </text:list-level-style-number>
      <text:list-level-style-number text:level="5" style:num-suffix="、" style:num-format="甲, 乙, 丙, ...">
        <style:list-level-properties text:space-before="1.0347in" text:min-label-width="0.3333in"/>
      </text:list-level-style-number>
      <text:list-level-style-number text:level="6" style:num-suffix="." style:num-format="i">
        <style:list-level-properties fo:text-align="end" text:space-before="1.368in" text:min-label-width="0.3333in"/>
      </text:list-level-style-number>
      <text:list-level-style-number text:level="7" style:num-suffix="." style:num-format="1">
        <style:list-level-properties text:space-before="1.7013in" text:min-label-width="0.3333in"/>
      </text:list-level-style-number>
      <text:list-level-style-number text:level="8" style:num-suffix="、" style:num-format="甲, 乙, 丙, ...">
        <style:list-level-properties text:space-before="2.0347in" text:min-label-width="0.3333in"/>
      </text:list-level-style-number>
      <text:list-level-style-number text:level="9" style:num-suffix="." style:num-format="i">
        <style:list-level-properties fo:text-align="end" text:space-before="2.368in" text:min-label-width="0.3333in"/>
      </text:list-level-style-number>
    </text:list-style>
    <text:list-style style:name="LFO11">
      <text:list-level-style-number text:level="1" style:num-suffix="．" style:num-format="１, ２, ３, ...">
        <style:list-level-properties text:space-before="-0.2986in" text:min-label-width="0.3125in"/>
      </text:list-level-style-number>
      <text:list-level-style-number text:level="2" style:num-suffix="、" style:num-format="甲, 乙, 丙, ...">
        <style:list-level-properties text:space-before="0.0347in" text:min-label-width="0.3333in"/>
      </text:list-level-style-number>
      <text:list-level-style-number text:level="3" style:num-suffix="." style:num-format="i">
        <style:list-level-properties fo:text-align="end" text:space-before="0.368in" text:min-label-width="0.3333in"/>
      </text:list-level-style-number>
      <text:list-level-style-number text:level="4" style:num-suffix="." style:num-format="1">
        <style:list-level-properties text:space-before="0.7013in" text:min-label-width="0.3333in"/>
      </text:list-level-style-number>
      <text:list-level-style-number text:level="5" style:num-suffix="、" style:num-format="甲, 乙, 丙, ...">
        <style:list-level-properties text:space-before="1.0347in" text:min-label-width="0.3333in"/>
      </text:list-level-style-number>
      <text:list-level-style-number text:level="6" style:num-suffix="." style:num-format="i">
        <style:list-level-properties fo:text-align="end" text:space-before="1.368in" text:min-label-width="0.3333in"/>
      </text:list-level-style-number>
      <text:list-level-style-number text:level="7" style:num-suffix="." style:num-format="1">
        <style:list-level-properties text:space-before="1.7013in" text:min-label-width="0.3333in"/>
      </text:list-level-style-number>
      <text:list-level-style-number text:level="8" style:num-suffix="、" style:num-format="甲, 乙, 丙, ...">
        <style:list-level-properties text:space-before="2.0347in" text:min-label-width="0.3333in"/>
      </text:list-level-style-number>
      <text:list-level-style-number text:level="9" style:num-suffix="." style:num-format="i">
        <style:list-level-properties fo:text-align="end" text:space-before="2.368in" text:min-label-width="0.3333in"/>
      </text:list-level-style-number>
    </text:list-style>
    <style:page-layout style:name="PL0">
      <style:page-layout-properties fo:page-width="8.268in" fo:page-height="11.693in" style:print-orientation="portrait" fo:margin-top="0.4333in" fo:margin-left="0.7875in" fo:margin-bottom="0.125in" fo:margin-right="0.643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退還停車感應卡押金申請書</dc:title>
    <meta:initial-creator>$$</meta:initial-creator>
    <dc:creator>user</dc:creator>
    <meta:creation-date>2017-01-17T16:07:00Z</meta:creation-date>
    <dc:date>2017-01-17T16:07:00Z</dc:date>
    <meta:print-date>2015-02-24T05:20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154" meta:character-count="1031" meta:row-count="7" meta:non-whitespace-character-count="879"/>
  </office:meta>
</office:document-meta>
</file>